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" svg:font-family="Mangal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15.35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start" fo:margin-left="0mm"/>
    </style:style>
    <style:style style:name="ce9" style:family="table-cell" style:parent-style-name="Default" style:data-style-name="N0"/>
    <style:style style:name="ce10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1019" table:default-cell-style-name="ce9"/>
        <table:table-row table:style-name="ro1">
          <table:table-cell table:style-name="ce6" office:value-type="string" calcext:value-type="string" table:number-columns-spanned="4" table:number-rows-spanned="1">
            <text:p>Calculations of a dot position on the map of 3600×1800 px</text:p>
          </table:table-cell>
          <table:covered-table-cell table:number-columns-repeated="3"/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Latitude, °</text:p>
          </table:table-cell>
          <table:table-cell table:style-name="ce3" office:value-type="string" calcext:value-type="string">
            <text:p>Longtitude, °</text:p>
          </table:table-cell>
          <table:table-cell table:style-name="ce3" office:value-type="string" calcext:value-type="string">
            <text:p>Horizontal, px</text:p>
          </table:table-cell>
          <table:table-cell table:style-name="ce3" office:value-type="string" calcext:value-type="string">
            <text:p>Vertical, px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45.5" calcext:value-type="float">
            <text:p>-45,5</text:p>
          </table:table-cell>
          <table:table-cell table:style-name="ce4" office:value-type="float" office:value="-145.5" calcext:value-type="float">
            <text:p>-145,5</text:p>
          </table:table-cell>
          <table:table-cell table:style-name="ce10" table:formula="of:=1800+[.B3]*10" office:value-type="float" office:value="345" calcext:value-type="float">
            <text:p>345</text:p>
          </table:table-cell>
          <table:table-cell table:style-name="ce10" table:formula="of:=900-[.A3]*10" office:value-type="float" office:value="1355" calcext:value-type="float">
            <text:p>1 355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65.8" calcext:value-type="float">
            <text:p>65,8</text:p>
          </table:table-cell>
          <table:table-cell table:style-name="ce4" office:value-type="float" office:value="7.1" calcext:value-type="float">
            <text:p>7,1</text:p>
          </table:table-cell>
          <table:table-cell table:style-name="ce10" table:formula="of:=1800+[.B4]*10" office:value-type="float" office:value="1871" calcext:value-type="float">
            <text:p>1 871</text:p>
          </table:table-cell>
          <table:table-cell table:style-name="ce10" table:formula="of:=900-[.A4]*10" office:value-type="float" office:value="242" calcext:value-type="float">
            <text:p>242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0" table:formula="of:=1800+[.B5]*10" office:value-type="float" office:value="1800" calcext:value-type="float">
            <text:p>1 800</text:p>
          </table:table-cell>
          <table:table-cell table:style-name="ce10" table:formula="of:=900-[.A5]*10" office:value-type="float" office:value="900" calcext:value-type="float">
            <text:p>90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1.2" calcext:value-type="float">
            <text:p>-11,2</text:p>
          </table:table-cell>
          <table:table-cell table:style-name="ce4" office:value-type="float" office:value="-113.2" calcext:value-type="float">
            <text:p>-113,2</text:p>
          </table:table-cell>
          <table:table-cell table:style-name="ce10" table:formula="of:=1800+[.B6]*10" office:value-type="float" office:value="668" calcext:value-type="float">
            <text:p>668</text:p>
          </table:table-cell>
          <table:table-cell table:style-name="ce10" table:formula="of:=900-[.A6]*10" office:value-type="float" office:value="1012" calcext:value-type="float">
            <text:p>1 012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3.9" calcext:value-type="float">
            <text:p>-13,9</text:p>
          </table:table-cell>
          <table:table-cell table:style-name="ce4" office:value-type="float" office:value="-110.9" calcext:value-type="float">
            <text:p>-110,9</text:p>
          </table:table-cell>
          <table:table-cell table:style-name="ce10" table:formula="of:=1800+[.B7]*10" office:value-type="float" office:value="691" calcext:value-type="float">
            <text:p>691</text:p>
          </table:table-cell>
          <table:table-cell table:style-name="ce10" table:formula="of:=900-[.A7]*10" office:value-type="float" office:value="1039" calcext:value-type="float">
            <text:p>1 039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4.3" calcext:value-type="float">
            <text:p>-14,3</text:p>
          </table:table-cell>
          <table:table-cell table:style-name="ce4" office:value-type="float" office:value="-109.2" calcext:value-type="float">
            <text:p>-109,2</text:p>
          </table:table-cell>
          <table:table-cell table:style-name="ce10" table:formula="of:=1800+[.B8]*10" office:value-type="float" office:value="708" calcext:value-type="float">
            <text:p>708</text:p>
          </table:table-cell>
          <table:table-cell table:style-name="ce10" table:formula="of:=900-[.A8]*10" office:value-type="float" office:value="1043" calcext:value-type="float">
            <text:p>1 043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8" calcext:value-type="float">
            <text:p>-8</text:p>
          </table:table-cell>
          <table:table-cell table:style-name="ce4" office:value-type="float" office:value="-105.6" calcext:value-type="float">
            <text:p>-105,6</text:p>
          </table:table-cell>
          <table:table-cell table:style-name="ce10" table:formula="of:=1800+[.B9]*10" office:value-type="float" office:value="744" calcext:value-type="float">
            <text:p>744</text:p>
          </table:table-cell>
          <table:table-cell table:style-name="ce10" table:formula="of:=900-[.A9]*10" office:value-type="float" office:value="980" calcext:value-type="float">
            <text:p>98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08.9" calcext:value-type="float">
            <text:p>-108,9</text:p>
          </table:table-cell>
          <table:table-cell table:style-name="ce10" table:formula="of:=1800+[.B10]*10" office:value-type="float" office:value="711" calcext:value-type="float">
            <text:p>711</text:p>
          </table:table-cell>
          <table:table-cell table:style-name="ce10" table:formula="of:=900-[.A10]*10" office:value-type="float" office:value="960" calcext:value-type="float">
            <text:p>96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0.9" calcext:value-type="float">
            <text:p>-10,9</text:p>
          </table:table-cell>
          <table:table-cell table:style-name="ce4" office:value-type="float" office:value="-113.3" calcext:value-type="float">
            <text:p>-113,3</text:p>
          </table:table-cell>
          <table:table-cell table:style-name="ce10" table:formula="of:=1800+[.B11]*10" office:value-type="float" office:value="667" calcext:value-type="float">
            <text:p>667</text:p>
          </table:table-cell>
          <table:table-cell table:style-name="ce10" table:formula="of:=900-[.A11]*10" office:value-type="float" office:value="1009" calcext:value-type="float">
            <text:p>1 009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0" table:formula="of:=1800+[.B12]*10" office:value-type="float" office:value="1800" calcext:value-type="float">
            <text:p>1 800</text:p>
          </table:table-cell>
          <table:table-cell table:style-name="ce10" table:formula="of:=900-[.A12]*10" office:value-type="float" office:value="900" calcext:value-type="float">
            <text:p>90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800+[.B13]*10" office:value-type="float" office:value="1800" calcext:value-type="float">
            <text:p>1 800</text:p>
          </table:table-cell>
          <table:table-cell table:style-name="ce10" table:formula="of:=900-[.A13]*10" office:value-type="float" office:value="600" calcext:value-type="float">
            <text:p>60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0" table:formula="of:=1800+[.B14]*10" office:value-type="float" office:value="1800" calcext:value-type="float">
            <text:p>1 800</text:p>
          </table:table-cell>
          <table:table-cell table:style-name="ce10" table:formula="of:=900-[.A14]*10" office:value-type="float" office:value="900" calcext:value-type="float">
            <text:p>90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1800+[.B15]*10" office:value-type="float" office:value="2600" calcext:value-type="float">
            <text:p>2 600</text:p>
          </table:table-cell>
          <table:table-cell table:style-name="ce10" table:formula="of:=900-[.A15]*10" office:value-type="float" office:value="700" calcext:value-type="float">
            <text:p>70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5" calcext:value-type="float">
            <text:p>-5</text:p>
          </table:table-cell>
          <table:table-cell table:style-name="ce4" office:value-type="float" office:value="-9" calcext:value-type="float">
            <text:p>-9</text:p>
          </table:table-cell>
          <table:table-cell table:style-name="ce10" table:formula="of:=1800+[.B16]*10" office:value-type="float" office:value="1710" calcext:value-type="float">
            <text:p>1 710</text:p>
          </table:table-cell>
          <table:table-cell table:style-name="ce10" table:formula="of:=900-[.A16]*10" office:value-type="float" office:value="950" calcext:value-type="float">
            <text:p>95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0.8" calcext:value-type="float">
            <text:p>-10,8</text:p>
          </table:table-cell>
          <table:table-cell table:style-name="ce4" table:formula="of:=335.25-360" office:value-type="float" office:value="-24.75" calcext:value-type="float">
            <text:p>-24,75</text:p>
          </table:table-cell>
          <table:table-cell table:style-name="ce10" table:formula="of:=1800+[.B17]*10" office:value-type="float" office:value="1552.5" calcext:value-type="float">
            <text:p>1 553</text:p>
          </table:table-cell>
          <table:table-cell table:style-name="ce10" table:formula="of:=900-[.A17]*10" office:value-type="float" office:value="1008" calcext:value-type="float">
            <text:p>1 008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31.01" calcext:value-type="float">
            <text:p>31,01</text:p>
          </table:table-cell>
          <table:table-cell table:style-name="ce4" table:formula="of:=291.64-360" office:value-type="float" office:value="-68.36" calcext:value-type="float">
            <text:p>-68,36</text:p>
          </table:table-cell>
          <table:table-cell table:style-name="ce10" table:formula="of:=1800+[.B18]*10" office:value-type="float" office:value="1116.4" calcext:value-type="float">
            <text:p>1 116</text:p>
          </table:table-cell>
          <table:table-cell table:style-name="ce10" table:formula="of:=900-[.A18]*10" office:value-type="float" office:value="589.9" calcext:value-type="float">
            <text:p>59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15.42" calcext:value-type="float">
            <text:p>15,42</text:p>
          </table:table-cell>
          <table:table-cell table:style-name="ce4" table:formula="of:=291.51-360" office:value-type="float" office:value="-68.49" calcext:value-type="float">
            <text:p>-68,49</text:p>
          </table:table-cell>
          <table:table-cell table:style-name="ce10" table:formula="of:=1800+[.B19]*10" office:value-type="float" office:value="1115.1" calcext:value-type="float">
            <text:p>1 115</text:p>
          </table:table-cell>
          <table:table-cell table:style-name="ce10" table:formula="of:=900-[.A19]*10" office:value-type="float" office:value="745.8" calcext:value-type="float">
            <text:p>746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4" calcext:value-type="float">
            <text:p>-14</text:p>
          </table:table-cell>
          <table:table-cell table:style-name="ce4" table:formula="of:=299-360" office:value-type="float" office:value="-61" calcext:value-type="float">
            <text:p>-61</text:p>
          </table:table-cell>
          <table:table-cell table:style-name="ce10" table:formula="of:=1800+[.B20]*10" office:value-type="float" office:value="1190" calcext:value-type="float">
            <text:p>1 190</text:p>
          </table:table-cell>
          <table:table-cell table:style-name="ce10" table:formula="of:=900-[.A20]*10" office:value-type="float" office:value="1040" calcext:value-type="float">
            <text:p>1 04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7" calcext:value-type="float">
            <text:p>-7</text:p>
          </table:table-cell>
          <table:table-cell table:style-name="ce4" table:formula="of:=294-360" office:value-type="float" office:value="-66" calcext:value-type="float">
            <text:p>-66</text:p>
          </table:table-cell>
          <table:table-cell table:style-name="ce10" table:formula="of:=1800+[.B21]*10" office:value-type="float" office:value="1140" calcext:value-type="float">
            <text:p>1 140</text:p>
          </table:table-cell>
          <table:table-cell table:style-name="ce10" table:formula="of:=900-[.A21]*10" office:value-type="float" office:value="970" calcext:value-type="float">
            <text:p>970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7.5" calcext:value-type="float">
            <text:p>-7,5</text:p>
          </table:table-cell>
          <table:table-cell table:style-name="ce4" table:formula="of:=303-360" office:value-type="float" office:value="-57" calcext:value-type="float">
            <text:p>-57</text:p>
          </table:table-cell>
          <table:table-cell table:style-name="ce10" table:formula="of:=1800+[.B22]*10" office:value-type="float" office:value="1230" calcext:value-type="float">
            <text:p>1 230</text:p>
          </table:table-cell>
          <table:table-cell table:style-name="ce10" table:formula="of:=900-[.A22]*10" office:value-type="float" office:value="975" calcext:value-type="float">
            <text:p>975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float" office:value="-13.25" calcext:value-type="float">
            <text:p>-13,25</text:p>
          </table:table-cell>
          <table:table-cell table:style-name="ce4" table:formula="of:=310-360" office:value-type="float" office:value="-50" calcext:value-type="float">
            <text:p>-50</text:p>
          </table:table-cell>
          <table:table-cell table:style-name="ce10" table:formula="of:=1800+[.B23]*10" office:value-type="float" office:value="1300" calcext:value-type="float">
            <text:p>1 300</text:p>
          </table:table-cell>
          <table:table-cell table:style-name="ce10" table:formula="of:=900-[.A23]*10" office:value-type="float" office:value="1032.5" calcext:value-type="float">
            <text:p>1 033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0" table:formula="of:=1800+[.B24]*10" office:value-type="float" office:value="1800" calcext:value-type="float">
            <text:p>1 800</text:p>
          </table:table-cell>
          <table:table-cell table:style-name="ce10" table:formula="of:=900-[.A24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25]*10" office:value-type="float" office:value="1800" calcext:value-type="float">
            <text:p>1 800</text:p>
          </table:table-cell>
          <table:table-cell table:style-name="ce10" table:formula="of:=900-[.A25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26]*10" office:value-type="float" office:value="1800" calcext:value-type="float">
            <text:p>1 800</text:p>
          </table:table-cell>
          <table:table-cell table:style-name="ce10" table:formula="of:=900-[.A26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27]*10" office:value-type="float" office:value="1800" calcext:value-type="float">
            <text:p>1 800</text:p>
          </table:table-cell>
          <table:table-cell table:style-name="ce10" table:formula="of:=900-[.A27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28]*10" office:value-type="float" office:value="1800" calcext:value-type="float">
            <text:p>1 800</text:p>
          </table:table-cell>
          <table:table-cell table:style-name="ce10" table:formula="of:=900-[.A28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29]*10" office:value-type="float" office:value="1800" calcext:value-type="float">
            <text:p>1 800</text:p>
          </table:table-cell>
          <table:table-cell table:style-name="ce10" table:formula="of:=900-[.A29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30]*10" office:value-type="float" office:value="1800" calcext:value-type="float">
            <text:p>1 800</text:p>
          </table:table-cell>
          <table:table-cell table:style-name="ce10" table:formula="of:=900-[.A30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31]*10" office:value-type="float" office:value="1800" calcext:value-type="float">
            <text:p>1 800</text:p>
          </table:table-cell>
          <table:table-cell table:style-name="ce10" table:formula="of:=900-[.A31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0" table:formula="of:=1800+[.B32]*10" office:value-type="float" office:value="1800" calcext:value-type="float">
            <text:p>1 800</text:p>
          </table:table-cell>
          <table:table-cell table:style-name="ce10" table:formula="of:=900-[.A32]*10" office:value-type="float" office:value="900" calcext:value-type="float">
            <text:p>900</text:p>
          </table:table-cell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" svg:font-family="Mangal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" style:family="table-cell" style:parent-style-name="Default" style:data-style-name="N0">
      <style:text-properties fo:color="#000000" style:font-name="Mangal" fo:font-family="Mangal" style:font-name-asian="Mangal" style:font-family-asian="Mangal" style:font-name-complex="Mangal" style:font-family-complex="Mangal"/>
    </style:style>
    <style:style style:name="Accent_20_1" style:display-name="Accent 1" style:family="table-cell" style:parent-style-name="Default" style:data-style-name="N0">
      <style:table-cell-properties fo:background-color="#000000"/>
      <style:text-properties fo:color="#ffffff" style:font-name="Mangal" fo:font-family="Mangal" style:font-name-asian="Mangal" style:font-family-asian="Mangal" style:font-name-complex="Mangal" style:font-family-complex="Mangal"/>
    </style:style>
    <style:style style:name="Accent_20_2" style:display-name="Accent 2" style:family="table-cell" style:parent-style-name="Default" style:data-style-name="N0">
      <style:table-cell-properties fo:background-color="#808080"/>
      <style:text-properties fo:color="#ffffff" style:font-name="Mangal" fo:font-family="Mangal" style:font-name-asian="Mangal" style:font-family-asian="Mangal" style:font-name-complex="Mangal" style:font-family-complex="Mangal"/>
    </style:style>
    <style:style style:name="Accent_20_3" style:display-name="Accent 3" style:family="table-cell" style:parent-style-name="Default" style:data-style-name="N0">
      <style:table-cell-properties fo:background-color="#dddddd"/>
      <style:text-properties fo:color="#000000" style:font-name="Mangal" fo:font-family="Mangal" style:font-name-asian="Mangal" style:font-family-asian="Mangal" style:font-name-complex="Mangal" style:font-family-complex="Mangal"/>
    </style:style>
    <style:style style:name="Bad" style:family="table-cell" style:parent-style-name="Default" style:data-style-name="N0">
      <style:table-cell-properties fo:background-color="#ffcccc"/>
      <style:text-properties fo:color="#cc0000" style:font-name="Mangal" fo:font-family="Mangal" style:font-name-asian="Mangal" style:font-family-asian="Mangal" style:font-name-complex="Mangal" style:font-family-complex="Mangal"/>
    </style:style>
    <style:style style:name="Error" style:family="table-cell" style:parent-style-name="Default" style:data-style-name="N0">
      <style:table-cell-properties fo:background-color="#cc0000"/>
      <style:text-properties fo:color="#ffffff" style:font-name="Mangal" fo:font-family="Mangal" style:font-name-asian="Mangal" style:font-family-asian="Mangal" style:font-name-complex="Mangal" style:font-family-complex="Mangal"/>
    </style:style>
    <style:style style:name="Footnote" style:family="table-cell" style:parent-style-name="Default" style:data-style-name="N0">
      <style:text-properties fo:color="#808080" style:font-name="Mangal" fo:font-family="Mangal" style:font-name-asian="Mangal" style:font-family-asian="Mangal" style:font-name-complex="Mangal" style:font-family-complex="Mangal"/>
    </style:style>
    <style:style style:name="Good" style:family="table-cell" style:parent-style-name="Default" style:data-style-name="N0">
      <style:table-cell-properties fo:background-color="#ccffcc"/>
      <style:text-properties fo:color="#006600" style:font-name="Mangal" fo:font-family="Mangal" style:font-name-asian="Mangal" style:font-family-asian="Mangal" style:font-name-complex="Mangal" style:font-family-complex="Mangal"/>
    </style:style>
    <style:style style:name="Heading" style:family="table-cell" style:parent-style-name="Default" style:data-style-name="N0">
      <style:text-properties fo:color="#000000" style:font-name="Mangal" fo:font-family="Mangal" style:font-name-asian="Mangal" style:font-family-asian="Mangal" style:font-name-complex="Mangal" style:font-family-complex="Mangal"/>
    </style:style>
    <style:style style:name="Heading_20_1" style:display-name="Heading 1" style:family="table-cell" style:parent-style-name="Default" style:data-style-name="N0">
      <style:text-properties fo:color="#000000" style:font-name="Mangal" fo:font-family="Mangal" style:font-name-asian="Mangal" style:font-family-asian="Mangal" style:font-name-complex="Mangal" style:font-family-complex="Mangal"/>
    </style:style>
    <style:style style:name="Heading_20_2" style:display-name="Heading 2" style:family="table-cell" style:parent-style-name="Default" style:data-style-name="N0">
      <style:text-properties fo:color="#000000" style:font-name="Mangal" fo:font-family="Mangal" style:font-name-asian="Mangal" style:font-family-asian="Mangal" style:font-name-complex="Mangal" style:font-family-complex="Mangal"/>
    </style:style>
    <style:style style:name="Neutral" style:family="table-cell" style:parent-style-name="Default" style:data-style-name="N0">
      <style:table-cell-properties fo:background-color="#ffffcc"/>
      <style:text-properties fo:color="#996600" style:font-name="Mangal" fo:font-family="Mangal" style:font-name-asian="Mangal" style:font-family-asian="Mangal" style:font-name-complex="Mangal" style:font-family-complex="Mangal"/>
    </style:style>
    <style:style style:name="Note" style:family="table-cell" style:parent-style-name="Default" style:data-style-name="N0">
      <style:table-cell-properties fo:background-color="#ffffcc" fo:border="0.06pt solid #808080"/>
      <style:text-properties fo:color="#333333" style:font-name="Mangal" fo:font-family="Mangal" style:font-name-asian="Mangal" style:font-family-asian="Mangal" style:font-name-complex="Mangal" style:font-family-complex="Mangal"/>
    </style:style>
    <style:style style:name="Status" style:family="table-cell" style:parent-style-name="Default" style:data-style-name="N0">
      <style:text-properties style:font-name="Mangal" fo:font-family="Mangal" style:font-name-asian="Mangal" style:font-family-asian="Mangal" style:font-name-complex="Mangal" style:font-family-complex="Mangal"/>
    </style:style>
    <style:style style:name="Text" style:family="table-cell" style:parent-style-name="Default" style:data-style-name="N0">
      <style:text-properties style:font-name="Mangal" fo:font-family="Mangal" style:font-name-asian="Mangal" style:font-family-asian="Mangal" style:font-name-complex="Mangal" style:font-family-complex="Mangal"/>
    </style:style>
    <style:style style:name="Warning" style:family="table-cell" style:parent-style-name="Default" style:data-style-name="N0">
      <style:text-properties fo:color="#cc0000" style:font-name="Mangal" fo:font-family="Mangal" style:font-name-asian="Mangal" style:font-family-asian="Mangal" style:font-name-complex="Mangal" style:font-family-complex="Mang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6.03mm" fo:margin-left="0mm" fo:margin-right="0mm" fo:margin-bottom="0mm"/>
      </style:header-style>
      <style:footer-style>
        <style:header-footer-properties fo:min-height="6.03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Feofanov Artem</meta:initial-creator>
    <meta:creation-date>2019-10-15T07:31:15Z</meta:creation-date>
    <dc:date>2020-11-20T13:35:49.783000000</dc:date>
    <meta:editing-duration>PT45S</meta:editing-duration>
    <meta:editing-cycles>2</meta:editing-cycles>
    <meta:document-statistic meta:table-count="1" meta:cell-count="101" meta:object-count="0"/>
  </office:meta>
</office:document-meta>
</file>